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construction_days</text:p>
          </table:table-cell>
          <table:table-cell office:value-type="string">
            <text:p>initial</text:p>
          </table:table-cell>
          <table:table-cell office:value-type="string">
            <text:p>cost</text:p>
          </table:table-cell>
          <table:table-cell office:value-type="string">
            <text:p>orbit_modifier</text:p>
          </table:table-cell>
          <table:table-cell office:value-type="string">
            <text:p>upkeep_resources</text:p>
          </table:table-cell>
          <table:table-cell office:value-type="string">
            <text:p>ai_build_at_chokepoint</text:p>
          </table:table-cell>
          <table:table-cell office:value-type="string">
            <text:p>ai_build_outside_chokepoint</text:p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ed_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ry_modifier</text:p>
          </table:table-cell>
          <table:table-cell office:value-type="string">
            <text:p/>
          </table:table-cell>
          <table:table-cell office:value-type="string">
            <text:p>possi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ow_in_tech</text:p>
          </table:table-cell>
          <table:table-cell office:value-type="string">
            <text:p>station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stom_tooltip</text:p>
          </table:table-cell>
          <table:table-cell office:value-type="string">
            <text:p>ship_modifier</text:p>
          </table:table-cell>
          <table:table-cell office:value-type="string">
            <text:p>system_modifier</text:p>
          </table:table-cell>
          <table:table-cell office:value-type="string">
            <text:p/>
          </table:table-cell>
          <table:table-cell office:value-type="string">
            <text:p>equipped_componen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>ship_orbit_upkeep_mult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sts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>food</text:p>
          </table:table-cell>
          <table:table-cell office:value-type="string">
            <text:p>minerals</text:p>
          </table:table-cell>
          <table:table-cell office:value-type="string">
            <text:p>physics_research</text:p>
          </table:table-cell>
          <table:table-cell office:value-type="string">
            <text:p>unity</text:p>
          </table:table-cell>
          <table:table-cell office:value-type="string">
            <text:p>society_research</text:p>
          </table:table-cell>
          <table:table-cell office:value-type="string">
            <text:p>engineering_research</text:p>
          </table:table-cell>
          <table:table-cell office:value-type="string">
            <text:p>max_minerals</text:p>
          </table:table-cell>
          <table:table-cell office:value-type="string">
            <text:p>max_energy</text:p>
          </table:table-cell>
          <table:table-cell office:value-type="string">
            <text:p>custom_toolti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starbase_module</text:p>
          </table:table-cell>
          <table:table-cell office:value-type="string">
            <text:p/>
          </table:table-cell>
          <table:table-cell office:value-type="string">
            <text:p>ship_sensor_range_add</text:p>
          </table:table-cell>
          <table:table-cell office:value-type="string">
            <text:p>ship_weapon_range_mult</text:p>
          </table:table-cell>
          <table:table-cell office:value-type="string">
            <text:p>starbase_defense_platform_capacity_add</text:p>
          </table:table-cell>
          <table:table-cell office:value-type="string">
            <text:p/>
          </table:table-cell>
          <table:table-cell office:value-type="string">
            <text:p>ship_starting_experience_add</text:p>
          </table:table-cell>
          <table:table-cell office:value-type="string">
            <text:p>pop_government_ethic_attraction</text:p>
          </table:table-cell>
          <table:table-cell office:value-type="string">
            <text:p>planet_unrest_add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count_starbase_modul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>has_technology</text:p>
          </table:table-cell>
          <table:table-cell office:value-type="string">
            <text:p>NOR</text:p>
          </table:table-cell>
          <table:table-cell office:value-type="string">
            <text:p>owner</text:p>
          </table:table-cell>
          <table:table-cell office:value-type="string">
            <text:p>solar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il_text</text:p>
          </table:table-cell>
          <table:table-cell office:value-type="string">
            <text:p>has_starbase_size</text:p>
          </table:table-cell>
          <table:table-cell office:value-type="string">
            <text:p>star</text:p>
          </table:table-cell>
          <table:table-cell office:value-type="string">
            <text:p/>
          </table:table-cell>
          <table:table-cell office:value-type="string">
            <text:p>solar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>has_authority</text:p>
          </table:table-cell>
          <table:table-cell office:value-type="string">
            <text:p>has_ethic</text:p>
          </table:table-cell>
          <table:table-cell office:value-type="string">
            <text:p/>
          </table:table-cell>
          <table:table-cell office:value-type="string">
            <text:p>has_valid_civic</text:p>
          </table:table-cell>
          <table:table-cell office:value-type="string">
            <text:p>has_country_flag</text:p>
          </table:table-cell>
          <table:table-cell office:value-type="string">
            <text:p>has_star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inside_nebula</text:p>
          </table:table-cell>
          <table:table-cell office:value-type="string">
            <text:p>is_star_class</text:p>
          </table:table-cell>
          <table:table-cell office:value-type="string">
            <text:p>any_planet</text:p>
          </table:table-cell>
          <table:table-cell office:value-type="string">
            <text:p>has_star_flag</text:p>
          </table:table-cell>
          <table:table-cell office:value-type="string">
            <text:p>any_ship_i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owned_by</text:p>
          </table:table-cell>
          <table:table-cell office:value-type="string">
            <text:p/>
          </table:table-cell>
          <table:table-cell office:value-type="string">
            <text:p>exists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ountry_flag</text:p>
          </table:table-cell>
          <table:table-cell office:value-type="string">
            <text:p>is_same_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rew_quarters</text:p>
          </table:table-cell>
          <table:table-cell office:value-type="string">
            <text:p>"GFX_spaceport_module_crew_quarters"</text:p>
          </table:table-cell>
          <table:table-cell office:value-type="string">
            <text:p>180</text:p>
          </table:table-cell>
          <table:table-cell office:value-type="string">
            <text:p>yes</text:p>
          </table:table-cell>
          <table:table-cell office:value-type="string">
            <text:p>100</text:p>
          </table:table-cell>
          <table:table-cell office:value-type="string">
            <text:p>-0.25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ydroponics_bay</text:p>
          </table:table-cell>
          <table:table-cell office:value-type="string">
            <text:p>"GFX_spaceport_module_hydroponic_farms"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>auth_machine_intellige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source_silo</text:p>
          </table:table-cell>
          <table:table-cell office:value-type="string">
            <text:p>"GFX_spaceport_module_resource_silo"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00</text:p>
          </table:table-cell>
          <table:table-cell office:value-type="string">
            <text:p>2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ebula_refinery</text:p>
          </table:table-cell>
          <table:table-cell office:value-type="string">
            <text:p>"GFX_spaceport_nebula_refinery"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_mineral_processing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"requires_starport"</text:p>
          </table:table-cell>
          <table:table-cell office:value-type="string">
            <text:p>&gt;= starbase_star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mineral_processing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"requires_nebula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istening_post</text:p>
          </table:table-cell>
          <table:table-cell office:value-type="string">
            <text:p>"GFX_spaceport_module_navigators_guild"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_sensors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sensors_2"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ffworld_trading_company</text:p>
          </table:table-cell>
          <table:table-cell office:value-type="string">
            <text:p>"GFX_starbase_offworld_trading_company"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office:value-type="string">
            <text:p>trading_hub</text:p>
          </table:table-cell>
          <table:table-cell office:value-type="string">
            <text:p>&lt; 3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_space_trad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requires_starport"</text:p>
          </table:table-cell>
          <table:table-cell office:value-type="string">
            <text:p>&gt;= starbase_star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ading_hub</text:p>
          </table:table-cell>
          <table:table-cell office:value-type="string">
            <text:p>"tech_space_trading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m_offworld_trading_company_desc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eet_academy</text:p>
          </table:table-cell>
          <table:table-cell office:value-type="string">
            <text:p>"GFX_spaceport_module_fleet_academy"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office:value-type="string">
            <text:p>shipyard</text:p>
          </table:table-cell>
          <table:table-cell office:value-type="string">
            <text:p>&lt; 3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_interstellar_fleet_traditio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yard</text:p>
          </table:table-cell>
          <table:table-cell office:value-type="string">
            <text:p>"tech_interstellar_fleet_tradition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val_logistics_office</text:p>
          </table:table-cell>
          <table:table-cell office:value-type="string">
            <text:p>"GFX_starbase_naval_logistics"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office:value-type="string">
            <text:p>anchorage</text:p>
          </table:table-cell>
          <table:table-cell office:value-type="string">
            <text:p>&lt; 3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_interstellar_fleet_traditio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chorage</text:p>
          </table:table-cell>
          <table:table-cell office:value-type="string">
            <text:p>"tech_interstellar_fleet_tradition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m_naval_logistics_office_desc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itan_yards</text:p>
          </table:table-cell>
          <table:table-cell office:value-type="string">
            <text:p>"GFX_spaceport_module_titan_assembly_yard"</text:p>
          </table:table-cell>
          <table:table-cell office:value-type="string">
            <text:p>720</text:p>
          </table:table-cell>
          <table:table-cell office:value-type="string">
            <text:p/>
          </table:table-cell>
          <table:table-cell office:value-type="string">
            <text:p>1000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office:value-type="string">
            <text:p>shipyard</text:p>
          </table:table-cell>
          <table:table-cell office:value-type="string">
            <text:p>&lt; 3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_tita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requires_citadel"</text:p>
          </table:table-cell>
          <table:table-cell office:value-type="string">
            <text:p>&gt;= starbase_citad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y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m_titan_yards_desc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lossus_yards</text:p>
          </table:table-cell>
          <table:table-cell office:value-type="string">
            <text:p>"GFX_spaceport_module_colossus_assembly_yard"</text:p>
          </table:table-cell>
          <table:table-cell office:value-type="string">
            <text:p>720</text:p>
          </table:table-cell>
          <table:table-cell office:value-type="string">
            <text:p/>
          </table:table-cell>
          <table:table-cell office:value-type="string">
            <text:p>2000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200</text:p>
          </table:table-cell>
          <table:table-cell office:value-type="string">
            <text:p>0</text:p>
          </table:table-cell>
          <table:table-cell office:value-type="string">
            <text:p>shipyard</text:p>
          </table:table-cell>
          <table:table-cell office:value-type="string">
            <text:p>&lt; 3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_coloss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requires_citadel"</text:p>
          </table:table-cell>
          <table:table-cell office:value-type="string">
            <text:p>&gt;= starbase_citad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yard</text:p>
          </table:table-cell>
          <table:table-cell office:value-type="string">
            <text:p>"tech_colossu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m_colossus_yards_desc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lack_hole_observatory</text:p>
          </table:table-cell>
          <table:table-cell office:value-type="string">
            <text:p>"GFX_spaceport_module_observatory"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_sensors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"requires_starport"</text:p>
          </table:table-cell>
          <table:table-cell office:value-type="string">
            <text:p>&gt;= starbase_star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sensors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"requires_black_hol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c_black_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arget_uplink_computer</text:p>
          </table:table-cell>
          <table:table-cell office:value-type="string">
            <text:p>"GFX_spaceport_synchronized_defenses"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requires_starport"</text:p>
          </table:table-cell>
          <table:table-cell office:value-type="string">
            <text:p>&gt;= starbase_star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fense_grid</text:p>
          </table:table-cell>
          <table:table-cell office:value-type="string">
            <text:p>"GFX_starbase_defense_grid_supercomputer"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>3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_synchronized_defen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requires_starport"</text:p>
          </table:table-cell>
          <table:table-cell office:value-type="string">
            <text:p>&gt;= starbase_star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synchronized_defence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ep_space_black_site</text:p>
          </table:table-cell>
          <table:table-cell office:value-type="string">
            <text:p>"GFX_starbase_deep_space_black_site"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>ethic_gestalt_consciousness</text:p>
          </table:table-cell>
          <table:table-cell office:value-type="string">
            <text:p>tech_living_st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"requires_starport"</text:p>
          </table:table-cell>
          <table:table-cell office:value-type="string">
            <text:p>&gt;= starbase_star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living_stat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-20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"requires_colonized_planet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urator_think_tank</text:p>
          </table:table-cell>
          <table:table-cell office:value-type="string">
            <text:p>"GFX_starbase_curator_think_tank"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ivic_fanatic_purifiers</text:p>
          </table:table-cell>
          <table:table-cell office:value-type="string">
            <text:p>curator_intro</text:p>
          </table:table-cell>
          <table:table-cell office:value-type="string">
            <text:p>encla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"requires_starport"</text:p>
          </table:table-cell>
          <table:table-cell office:value-type="string">
            <text:p>&gt;= starbase_star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ivic_hive_devouring_swar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"requires_curato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clave</text:p>
          </table:table-cell>
          <table:table-cell office:value-type="string">
            <text:p>owner</text:p>
          </table:table-cell>
          <table:table-cell office:value-type="string">
            <text:p>curator_enclave_count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ivic_machine_termin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"requires_curator_agreement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clave</text:p>
          </table:table-cell>
          <table:table-cell office:value-type="string">
            <text:p>owner</text:p>
          </table:table-cell>
          <table:table-cell office:value-type="string">
            <text:p>curator_enclave_count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ink_tank@root.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rt_college</text:p>
          </table:table-cell>
          <table:table-cell office:value-type="string">
            <text:p>"GFX_starbase_artist_college"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ivic_fanatic_purifiers</text:p>
          </table:table-cell>
          <table:table-cell office:value-type="string">
            <text:p>enclave_artist_encountered</text:p>
          </table:table-cell>
          <table:table-cell office:value-type="string">
            <text:p>encla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"requires_starport"</text:p>
          </table:table-cell>
          <table:table-cell office:value-type="string">
            <text:p>&gt;= starbase_star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ivic_hive_devouring_swar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"requires_artisan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clave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>event_target:artist_enclave_count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ivic_machine_termin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"requires_artist_agreement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clave</text:p>
          </table:table-cell>
          <table:table-cell office:value-type="string">
            <text:p>owner</text:p>
          </table:table-cell>
          <table:table-cell office:value-type="string">
            <text:p>art_college@root.owner</text:p>
          </table:table-cell>
          <table:table-cell office:value-type="string">
            <text:p>event_target:artist_enclave_count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mmunications_jammer</text:p>
          </table:table-cell>
          <table:table-cell office:value-type="string">
            <text:p>"GFX_starbase_communication_jammer"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requires_starport"</text:p>
          </table:table-cell>
          <table:table-cell office:value-type="string">
            <text:p>&gt;= starbase_star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TARBASE_AURA_COMMUNICATIONS_JAMMER"</text:p>
          </table:table-cell>
        </table:table-row>
        <table:table-row>
          <table:table-cell office:value-type="string">
            <text:p>disruption_field</text:p>
          </table:table-cell>
          <table:table-cell office:value-type="string">
            <text:p>"GFX_spaceport_module_orbital_mind_control_lazer"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requires_starport"</text:p>
          </table:table-cell>
          <table:table-cell office:value-type="string">
            <text:p>&gt;= starbase_star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TARBASE_AURA_DISRUPTION_FIELD"</text:p>
          </table:table-cell>
        </table:table-row>
        <table:table-row>
          <table:table-cell office:value-type="string">
            <text:p>warp_fluctuator</text:p>
          </table:table-cell>
          <table:table-cell office:value-type="string">
            <text:p>"GFX_spaceport_module_atmospheric_manipulator"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_hyper_drive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requires_starport"</text:p>
          </table:table-cell>
          <table:table-cell office:value-type="string">
            <text:p>&gt;= starbase_star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hyper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TARBASE_AURA_WARP_FLUCTUATOR"</text:p>
          </table:table-cell>
        </table:table-row>
        <table:table-row>
          <table:table-cell office:value-type="string">
            <text:p>command_center</text:p>
          </table:table-cell>
          <table:table-cell office:value-type="string">
            <text:p>"GFX_starbase_command_center"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>500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_command_matri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requires_starfortress"</text:p>
          </table:table-cell>
          <table:table-cell office:value-type="string">
            <text:p>&gt;= starbase_starfortr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command_matrix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TARBASE_AURA_COMMAND_CENTER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